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179177" calcext:value-type="float">
            <text:p>0.179177</text:p>
          </table:table-cell>
          <table:table-cell office:value-type="float" office:value="0.180008" calcext:value-type="float">
            <text:p>0.180008</text:p>
          </table:table-cell>
          <table:table-cell office:value-type="float" office:value="0.180085" calcext:value-type="float">
            <text:p>0.180085</text:p>
          </table:table-cell>
          <table:table-cell table:formula="of:=SUM([.A1:.C1]) / 3" office:value-type="float" office:value="0.179756666666667" calcext:value-type="float">
            <text:p>0.179756666666667</text:p>
          </table:table-cell>
        </table:table-row>
        <table:table-row table:style-name="ro1">
          <table:table-cell office:value-type="float" office:value="0.178676" calcext:value-type="float">
            <text:p>0.178676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179367" calcext:value-type="float">
            <text:p>0.179367</text:p>
          </table:table-cell>
          <table:table-cell table:formula="of:=SUM([.A2:.C2]) / 3" office:value-type="float" office:value="0.179070333333333" calcext:value-type="float">
            <text:p>0.179070333333333</text:p>
          </table:table-cell>
        </table:table-row>
        <table:table-row table:style-name="ro1">
          <table:table-cell office:value-type="float" office:value="0.011088" calcext:value-type="float">
            <text:p>0.011088</text:p>
          </table:table-cell>
          <table:table-cell office:value-type="float" office:value="0.010841" calcext:value-type="float">
            <text:p>0.010841</text:p>
          </table:table-cell>
          <table:table-cell office:value-type="float" office:value="0.010657" calcext:value-type="float">
            <text:p>0.010657</text:p>
          </table:table-cell>
          <table:table-cell table:formula="of:=SUM([.A3:.C3]) / 3" office:value-type="float" office:value="0.010862" calcext:value-type="float">
            <text:p>0.010862</text:p>
          </table:table-cell>
        </table:table-row>
        <table:table-row table:style-name="ro1">
          <table:table-cell table:number-columns-repeated="3"/>
          <table:table-cell table:formula="of:=SUM([.A4:.C4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94165" calcext:value-type="float">
            <text:p>1.194165</text:p>
          </table:table-cell>
          <table:table-cell office:value-type="float" office:value="1.192641" calcext:value-type="float">
            <text:p>1.192641</text:p>
          </table:table-cell>
          <table:table-cell office:value-type="float" office:value="1.190966" calcext:value-type="float">
            <text:p>1.190966</text:p>
          </table:table-cell>
          <table:table-cell table:formula="of:=SUM([.A5:.C5]) / 3" office:value-type="float" office:value="1.19259066666667" calcext:value-type="float">
            <text:p>1.19259066666667</text:p>
          </table:table-cell>
        </table:table-row>
        <table:table-row table:style-name="ro1">
          <table:table-cell office:value-type="float" office:value="1.189142" calcext:value-type="float">
            <text:p>1.189142</text:p>
          </table:table-cell>
          <table:table-cell office:value-type="float" office:value="1.189069" calcext:value-type="float">
            <text:p>1.189069</text:p>
          </table:table-cell>
          <table:table-cell office:value-type="float" office:value="1.188489" calcext:value-type="float">
            <text:p>1.188489</text:p>
          </table:table-cell>
          <table:table-cell table:formula="of:=SUM([.A6:.C6]) / 3" office:value-type="float" office:value="1.1889" calcext:value-type="float">
            <text:p>1.1889</text:p>
          </table:table-cell>
        </table:table-row>
        <table:table-row table:style-name="ro1">
          <table:table-cell office:value-type="float" office:value="0.016233" calcext:value-type="float">
            <text:p>0.016233</text:p>
          </table:table-cell>
          <table:table-cell office:value-type="float" office:value="0.016702" calcext:value-type="float">
            <text:p>0.016702</text:p>
          </table:table-cell>
          <table:table-cell office:value-type="float" office:value="0.01358" calcext:value-type="float">
            <text:p>0.01358</text:p>
          </table:table-cell>
          <table:table-cell table:formula="of:=SUM([.A7:.C7]) / 3" office:value-type="float" office:value="0.015505" calcext:value-type="float">
            <text:p>0.015505</text:p>
          </table:table-cell>
        </table:table-row>
        <table:table-row table:style-name="ro1">
          <table:table-cell table:number-columns-repeated="3"/>
          <table:table-cell table:formula="of:=SUM([.A8:.C8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5012" calcext:value-type="float">
            <text:p>2.265012</text:p>
          </table:table-cell>
          <table:table-cell office:value-type="float" office:value="2.268427" calcext:value-type="float">
            <text:p>2.268427</text:p>
          </table:table-cell>
          <table:table-cell office:value-type="float" office:value="2.266375" calcext:value-type="float">
            <text:p>2.266375</text:p>
          </table:table-cell>
          <table:table-cell table:formula="of:=SUM([.A9:.C9]) / 3" office:value-type="float" office:value="2.26660466666667" calcext:value-type="float">
            <text:p>2.26660466666667</text:p>
          </table:table-cell>
        </table:table-row>
        <table:table-row table:style-name="ro1">
          <table:table-cell office:value-type="float" office:value="2.25759" calcext:value-type="float">
            <text:p>2.25759</text:p>
          </table:table-cell>
          <table:table-cell office:value-type="float" office:value="2.262925" calcext:value-type="float">
            <text:p>2.262925</text:p>
          </table:table-cell>
          <table:table-cell office:value-type="float" office:value="2.254839" calcext:value-type="float">
            <text:p>2.254839</text:p>
          </table:table-cell>
          <table:table-cell table:formula="of:=SUM([.A10:.C10]) / 3" office:value-type="float" office:value="2.25845133333333" calcext:value-type="float">
            <text:p>2.25845133333333</text:p>
          </table:table-cell>
        </table:table-row>
        <table:table-row table:style-name="ro1">
          <table:table-cell office:value-type="float" office:value="0.020259" calcext:value-type="float">
            <text:p>0.020259</text:p>
          </table:table-cell>
          <table:table-cell office:value-type="float" office:value="0.020415" calcext:value-type="float">
            <text:p>0.020415</text:p>
          </table:table-cell>
          <table:table-cell office:value-type="float" office:value="0.019967" calcext:value-type="float">
            <text:p>0.019967</text:p>
          </table:table-cell>
          <table:table-cell table:formula="of:=SUM([.A11:.C11]) / 3" office:value-type="float" office:value="0.0202136666666667" calcext:value-type="float">
            <text:p>0.0202136666666667</text:p>
          </table:table-cell>
        </table:table-row>
        <table:table-row table:style-name="ro1">
          <table:table-cell table:number-columns-repeated="3"/>
          <table:table-cell table:formula="of:=SUM([.A12:.C12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397" calcext:value-type="float">
            <text:p>4.368397</text:p>
          </table:table-cell>
          <table:table-cell office:value-type="float" office:value="4.368645" calcext:value-type="float">
            <text:p>4.368645</text:p>
          </table:table-cell>
          <table:table-cell office:value-type="float" office:value="4.378608" calcext:value-type="float">
            <text:p>4.378608</text:p>
          </table:table-cell>
          <table:table-cell table:formula="of:=SUM([.A13:.C13]) / 3" office:value-type="float" office:value="4.37188333333333" calcext:value-type="float">
            <text:p>4.37188333333333</text:p>
          </table:table-cell>
        </table:table-row>
        <table:table-row table:style-name="ro1">
          <table:table-cell office:value-type="float" office:value="4.363175" calcext:value-type="float">
            <text:p>4.363175</text:p>
          </table:table-cell>
          <table:table-cell office:value-type="float" office:value="4.360435" calcext:value-type="float">
            <text:p>4.360435</text:p>
          </table:table-cell>
          <table:table-cell office:value-type="float" office:value="4.378608" calcext:value-type="float">
            <text:p>4.378608</text:p>
          </table:table-cell>
          <table:table-cell table:formula="of:=SUM([.A14:.C14]) / 3" office:value-type="float" office:value="4.367406" calcext:value-type="float">
            <text:p>4.367406</text:p>
          </table:table-cell>
        </table:table-row>
        <table:table-row table:style-name="ro1">
          <table:table-cell office:value-type="float" office:value="0.015889" calcext:value-type="float">
            <text:p>0.015889</text:p>
          </table:table-cell>
          <table:table-cell office:value-type="float" office:value="0.016664" calcext:value-type="float">
            <text:p>0.016664</text:p>
          </table:table-cell>
          <table:table-cell office:value-type="float" office:value="0.039155" calcext:value-type="float">
            <text:p>0.039155</text:p>
          </table:table-cell>
          <table:table-cell table:formula="of:=SUM([.A15:.C15]) / 3" office:value-type="float" office:value="0.0239026666666667" calcext:value-type="float">
            <text:p>0.023902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180502" calcext:value-type="float">
            <text:p>0.180502</text:p>
          </table:table-cell>
          <table:table-cell office:value-type="float" office:value="0.179735" calcext:value-type="float">
            <text:p>0.179735</text:p>
          </table:table-cell>
          <table:table-cell office:value-type="float" office:value="0.180131" calcext:value-type="float">
            <text:p>0.180131</text:p>
          </table:table-cell>
          <table:table-cell table:formula="of:=SUM([.A17:.C17]) / 3" office:value-type="float" office:value="0.180122666666667" calcext:value-type="float">
            <text:p>0.180122666666667</text:p>
          </table:table-cell>
        </table:table-row>
        <table:table-row table:style-name="ro1">
          <table:table-cell office:value-type="float" office:value="0.179859" calcext:value-type="float">
            <text:p>0.179859</text:p>
          </table:table-cell>
          <table:table-cell office:value-type="float" office:value="0.179219" calcext:value-type="float">
            <text:p>0.179219</text:p>
          </table:table-cell>
          <table:table-cell office:value-type="float" office:value="0.179281" calcext:value-type="float">
            <text:p>0.179281</text:p>
          </table:table-cell>
          <table:table-cell table:formula="of:=SUM([.A18:.C18]) / 3" office:value-type="float" office:value="0.179453" calcext:value-type="float">
            <text:p>0.179453</text:p>
          </table:table-cell>
        </table:table-row>
        <table:table-row table:style-name="ro1">
          <table:table-cell office:value-type="float" office:value="0.011946" calcext:value-type="float">
            <text:p>0.011946</text:p>
          </table:table-cell>
          <table:table-cell office:value-type="float" office:value="0.010813" calcext:value-type="float">
            <text:p>0.010813</text:p>
          </table:table-cell>
          <table:table-cell office:value-type="float" office:value="0.011542" calcext:value-type="float">
            <text:p>0.011542</text:p>
          </table:table-cell>
          <table:table-cell table:formula="of:=SUM([.A19:.C19]) / 3" office:value-type="float" office:value="0.0114336666666667" calcext:value-type="float">
            <text:p>0.011433666666666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.193619" calcext:value-type="float">
            <text:p>1.193619</text:p>
          </table:table-cell>
          <table:table-cell office:value-type="float" office:value="1.191947" calcext:value-type="float">
            <text:p>1.191947</text:p>
          </table:table-cell>
          <table:table-cell office:value-type="float" office:value="1.191955" calcext:value-type="float">
            <text:p>1.191955</text:p>
          </table:table-cell>
          <table:table-cell table:formula="of:=SUM([.A21:.C21]) / 3" office:value-type="float" office:value="1.192507" calcext:value-type="float">
            <text:p>1.192507</text:p>
          </table:table-cell>
        </table:table-row>
        <table:table-row table:style-name="ro1">
          <table:table-cell office:value-type="float" office:value="1.190206" calcext:value-type="float">
            <text:p>1.190206</text:p>
          </table:table-cell>
          <table:table-cell office:value-type="float" office:value="1.189123" calcext:value-type="float">
            <text:p>1.189123</text:p>
          </table:table-cell>
          <table:table-cell office:value-type="float" office:value="1.189252" calcext:value-type="float">
            <text:p>1.189252</text:p>
          </table:table-cell>
          <table:table-cell table:formula="of:=SUM([.A22:.C22]) / 3" office:value-type="float" office:value="1.189527" calcext:value-type="float">
            <text:p>1.189527</text:p>
          </table:table-cell>
        </table:table-row>
        <table:table-row table:style-name="ro1">
          <table:table-cell office:value-type="float" office:value="0.014516" calcext:value-type="float">
            <text:p>0.014516</text:p>
          </table:table-cell>
          <table:table-cell office:value-type="float" office:value="0.011289" calcext:value-type="float">
            <text:p>0.011289</text:p>
          </table:table-cell>
          <table:table-cell office:value-type="float" office:value="0.015817" calcext:value-type="float">
            <text:p>0.015817</text:p>
          </table:table-cell>
          <table:table-cell table:formula="of:=SUM([.A23:.C23]) / 3" office:value-type="float" office:value="0.013874" calcext:value-type="float">
            <text:p>0.013874</text:p>
          </table:table-cell>
        </table:table-row>
        <table:table-row table:style-name="ro1">
          <table:table-cell table:number-columns-repeated="3"/>
          <table:table-cell table:formula="of:=SUM([.A24:.C24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1158" calcext:value-type="float">
            <text:p>2.261158</text:p>
          </table:table-cell>
          <table:table-cell office:value-type="float" office:value="2.261848" calcext:value-type="float">
            <text:p>2.261848</text:p>
          </table:table-cell>
          <table:table-cell office:value-type="float" office:value="2.269263" calcext:value-type="float">
            <text:p>2.269263</text:p>
          </table:table-cell>
          <table:table-cell table:formula="of:=SUM([.A25:.C25]) / 3" office:value-type="float" office:value="2.26408966666667" calcext:value-type="float">
            <text:p>2.26408966666667</text:p>
          </table:table-cell>
        </table:table-row>
        <table:table-row table:style-name="ro1">
          <table:table-cell office:value-type="float" office:value="2.256241" calcext:value-type="float">
            <text:p>2.256241</text:p>
          </table:table-cell>
          <table:table-cell office:value-type="float" office:value="2.256379" calcext:value-type="float">
            <text:p>2.256379</text:p>
          </table:table-cell>
          <table:table-cell office:value-type="float" office:value="2.265585" calcext:value-type="float">
            <text:p>2.265585</text:p>
          </table:table-cell>
          <table:table-cell table:formula="of:=SUM([.A26:.C26]) / 3" office:value-type="float" office:value="2.25940166666667" calcext:value-type="float">
            <text:p>2.25940166666667</text:p>
          </table:table-cell>
        </table:table-row>
        <table:table-row table:style-name="ro1">
          <table:table-cell office:value-type="float" office:value="0.017574" calcext:value-type="float">
            <text:p>0.017574</text:p>
          </table:table-cell>
          <table:table-cell office:value-type="float" office:value="0.02102" calcext:value-type="float">
            <text:p>0.02102</text:p>
          </table:table-cell>
          <table:table-cell office:value-type="float" office:value="0.020778" calcext:value-type="float">
            <text:p>0.020778</text:p>
          </table:table-cell>
          <table:table-cell table:formula="of:=SUM([.A27:.C27]) / 3" office:value-type="float" office:value="0.0197906666666667" calcext:value-type="float">
            <text:p>0.0197906666666667</text:p>
          </table:table-cell>
        </table:table-row>
        <table:table-row table:style-name="ro1">
          <table:table-cell table:number-columns-repeated="3"/>
          <table:table-cell table:formula="of:=SUM([.A28:.C28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328" calcext:value-type="float">
            <text:p>4.368328</text:p>
          </table:table-cell>
          <table:table-cell office:value-type="float" office:value="4.371097" calcext:value-type="float">
            <text:p>4.371097</text:p>
          </table:table-cell>
          <table:table-cell office:value-type="float" office:value="4.365509" calcext:value-type="float">
            <text:p>4.365509</text:p>
          </table:table-cell>
          <table:table-cell table:formula="of:=SUM([.A29:.C29]) / 3" office:value-type="float" office:value="4.36831133333333" calcext:value-type="float">
            <text:p>4.36831133333333</text:p>
          </table:table-cell>
        </table:table-row>
        <table:table-row table:style-name="ro1">
          <table:table-cell office:value-type="float" office:value="4.363515" calcext:value-type="float">
            <text:p>4.363515</text:p>
          </table:table-cell>
          <table:table-cell office:value-type="float" office:value="4.364131" calcext:value-type="float">
            <text:p>4.364131</text:p>
          </table:table-cell>
          <table:table-cell office:value-type="float" office:value="4.360079" calcext:value-type="float">
            <text:p>4.360079</text:p>
          </table:table-cell>
          <table:table-cell table:formula="of:=SUM([.A30:.C30]) / 3" office:value-type="float" office:value="4.362575" calcext:value-type="float">
            <text:p>4.362575</text:p>
          </table:table-cell>
        </table:table-row>
        <table:table-row table:style-name="ro1">
          <table:table-cell office:value-type="float" office:value="0.016577" calcext:value-type="float">
            <text:p>0.016577</text:p>
          </table:table-cell>
          <table:table-cell office:value-type="float" office:value="0.022224" calcext:value-type="float">
            <text:p>0.022224</text:p>
          </table:table-cell>
          <table:table-cell office:value-type="float" office:value="0.018349" calcext:value-type="float">
            <text:p>0.018349</text:p>
          </table:table-cell>
          <table:table-cell table:formula="of:=SUM([.A31:.C31]) / 3" office:value-type="float" office:value="0.01905" calcext:value-type="float">
            <text:p>0.019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91007" calcext:value-type="float">
            <text:p>0.091007</text:p>
          </table:table-cell>
          <table:table-cell office:value-type="float" office:value="0.091065" calcext:value-type="float">
            <text:p>0.091065</text:p>
          </table:table-cell>
          <table:table-cell office:value-type="float" office:value="0.091329" calcext:value-type="float">
            <text:p>0.091329</text:p>
          </table:table-cell>
          <table:table-cell table:formula="of:=SUM([.A33:.C33]) / 3" office:value-type="float" office:value="0.0911336666666667" calcext:value-type="float">
            <text:p>0.0911336666666667</text:p>
          </table:table-cell>
        </table:table-row>
        <table:table-row table:style-name="ro1">
          <table:table-cell office:value-type="float" office:value="0.09049" calcext:value-type="float">
            <text:p>0.09049</text:p>
          </table:table-cell>
          <table:table-cell office:value-type="float" office:value="0.090411" calcext:value-type="float">
            <text:p>0.090411</text:p>
          </table:table-cell>
          <table:table-cell office:value-type="float" office:value="0.090244" calcext:value-type="float">
            <text:p>0.090244</text:p>
          </table:table-cell>
          <table:table-cell table:formula="of:=SUM([.A34:.C34]) / 3" office:value-type="float" office:value="0.0903816666666667" calcext:value-type="float">
            <text:p>0.0903816666666667</text:p>
          </table:table-cell>
        </table:table-row>
        <table:table-row table:style-name="ro1">
          <table:table-cell office:value-type="float" office:value="0.006899" calcext:value-type="float">
            <text:p>0.006899</text:p>
          </table:table-cell>
          <table:table-cell office:value-type="float" office:value="0.006376" calcext:value-type="float">
            <text:p>0.006376</text:p>
          </table:table-cell>
          <table:table-cell office:value-type="float" office:value="0.00668" calcext:value-type="float">
            <text:p>0.00668</text:p>
          </table:table-cell>
          <table:table-cell table:formula="of:=SUM([.A35:.C35]) / 3" office:value-type="float" office:value="0.00665166666666667" calcext:value-type="float">
            <text:p>0.00665166666666667</text:p>
          </table:table-cell>
        </table:table-row>
        <table:table-row table:style-name="ro1">
          <table:table-cell table:number-columns-repeated="3"/>
          <table:table-cell table:formula="of:=SUM([.A36:.C36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0212" calcext:value-type="float">
            <text:p>0.60212</text:p>
          </table:table-cell>
          <table:table-cell office:value-type="float" office:value="0.597591" calcext:value-type="float">
            <text:p>0.597591</text:p>
          </table:table-cell>
          <table:table-cell office:value-type="float" office:value="0.598189" calcext:value-type="float">
            <text:p>0.598189</text:p>
          </table:table-cell>
          <table:table-cell table:formula="of:=SUM([.A37:.C37]) / 3" office:value-type="float" office:value="0.5993" calcext:value-type="float">
            <text:p>0.5993</text:p>
          </table:table-cell>
        </table:table-row>
        <table:table-row table:style-name="ro1">
          <table:table-cell office:value-type="float" office:value="0.595708" calcext:value-type="float">
            <text:p>0.595708</text:p>
          </table:table-cell>
          <table:table-cell office:value-type="float" office:value="0.595615" calcext:value-type="float">
            <text:p>0.595615</text:p>
          </table:table-cell>
          <table:table-cell office:value-type="float" office:value="0.59573" calcext:value-type="float">
            <text:p>0.59573</text:p>
          </table:table-cell>
          <table:table-cell table:formula="of:=SUM([.A38:.C38]) / 3" office:value-type="float" office:value="0.595684333333333" calcext:value-type="float">
            <text:p>0.595684333333333</text:p>
          </table:table-cell>
        </table:table-row>
        <table:table-row table:style-name="ro1">
          <table:table-cell office:value-type="float" office:value="0.013212" calcext:value-type="float">
            <text:p>0.013212</text:p>
          </table:table-cell>
          <table:table-cell office:value-type="float" office:value="0.007982" calcext:value-type="float">
            <text:p>0.007982</text:p>
          </table:table-cell>
          <table:table-cell office:value-type="float" office:value="0.008518" calcext:value-type="float">
            <text:p>0.008518</text:p>
          </table:table-cell>
          <table:table-cell table:formula="of:=SUM([.A39:.C39]) / 3" office:value-type="float" office:value="0.009904" calcext:value-type="float">
            <text:p>0.009904</text:p>
          </table:table-cell>
        </table:table-row>
        <table:table-row table:style-name="ro1">
          <table:table-cell table:number-columns-repeated="3"/>
          <table:table-cell table:formula="of:=SUM([.A40:.C40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593" calcext:value-type="float">
            <text:p>1.128593</text:p>
          </table:table-cell>
          <table:table-cell office:value-type="float" office:value="1.131556" calcext:value-type="float">
            <text:p>1.131556</text:p>
          </table:table-cell>
          <table:table-cell office:value-type="float" office:value="1.131299" calcext:value-type="float">
            <text:p>1.131299</text:p>
          </table:table-cell>
          <table:table-cell table:formula="of:=SUM([.A41:.C41]) / 3" office:value-type="float" office:value="1.13048266666667" calcext:value-type="float">
            <text:p>1.13048266666667</text:p>
          </table:table-cell>
        </table:table-row>
        <table:table-row table:style-name="ro1">
          <table:table-cell office:value-type="float" office:value="1.125796" calcext:value-type="float">
            <text:p>1.125796</text:p>
          </table:table-cell>
          <table:table-cell office:value-type="float" office:value="1.12404" calcext:value-type="float">
            <text:p>1.12404</text:p>
          </table:table-cell>
          <table:table-cell office:value-type="float" office:value="1.124526" calcext:value-type="float">
            <text:p>1.124526</text:p>
          </table:table-cell>
          <table:table-cell table:formula="of:=SUM([.A42:.C42]) / 3" office:value-type="float" office:value="1.12478733333333" calcext:value-type="float">
            <text:p>1.12478733333333</text:p>
          </table:table-cell>
        </table:table-row>
        <table:table-row table:style-name="ro1">
          <table:table-cell office:value-type="float" office:value="0.014585" calcext:value-type="float">
            <text:p>0.014585</text:p>
          </table:table-cell>
          <table:table-cell office:value-type="float" office:value="0.013576" calcext:value-type="float">
            <text:p>0.013576</text:p>
          </table:table-cell>
          <table:table-cell office:value-type="float" office:value="0.017453" calcext:value-type="float">
            <text:p>0.017453</text:p>
          </table:table-cell>
          <table:table-cell table:formula="of:=SUM([.A43:.C43]) / 3" office:value-type="float" office:value="0.0152046666666667" calcext:value-type="float">
            <text:p>0.0152046666666667</text:p>
          </table:table-cell>
        </table:table-row>
        <table:table-row table:style-name="ro1">
          <table:table-cell table:number-columns-repeated="3"/>
          <table:table-cell table:formula="of:=SUM([.A44:.C44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1566" calcext:value-type="float">
            <text:p>2.181566</text:p>
          </table:table-cell>
          <table:table-cell office:value-type="float" office:value="2.183203" calcext:value-type="float">
            <text:p>2.183203</text:p>
          </table:table-cell>
          <table:table-cell office:value-type="float" office:value="2.177019" calcext:value-type="float">
            <text:p>2.177019</text:p>
          </table:table-cell>
          <table:table-cell table:formula="of:=SUM([.A45:.C45]) / 3" office:value-type="float" office:value="2.180596" calcext:value-type="float">
            <text:p>2.180596</text:p>
          </table:table-cell>
        </table:table-row>
        <table:table-row table:style-name="ro1">
          <table:table-cell office:value-type="float" office:value="2.175235" calcext:value-type="float">
            <text:p>2.175235</text:p>
          </table:table-cell>
          <table:table-cell office:value-type="float" office:value="2.178787" calcext:value-type="float">
            <text:p>2.178787</text:p>
          </table:table-cell>
          <table:table-cell office:value-type="float" office:value="2.172095" calcext:value-type="float">
            <text:p>2.172095</text:p>
          </table:table-cell>
          <table:table-cell table:formula="of:=SUM([.A46:.C46]) / 3" office:value-type="float" office:value="2.17537233333333" calcext:value-type="float">
            <text:p>2.17537233333333</text:p>
          </table:table-cell>
        </table:table-row>
        <table:table-row table:style-name="ro1">
          <table:table-cell office:value-type="float" office:value="0.013157" calcext:value-type="float">
            <text:p>0.013157</text:p>
          </table:table-cell>
          <table:table-cell office:value-type="float" office:value="0.012704" calcext:value-type="float">
            <text:p>0.012704</text:p>
          </table:table-cell>
          <table:table-cell office:value-type="float" office:value="0.007381" calcext:value-type="float">
            <text:p>0.007381</text:p>
          </table:table-cell>
          <table:table-cell table:formula="of:=SUM([.A47:.C47]) / 3" office:value-type="float" office:value="0.0110806666666667" calcext:value-type="float">
            <text:p>0.011080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61809" calcext:value-type="float">
            <text:p>0.061809</text:p>
          </table:table-cell>
          <table:table-cell office:value-type="float" office:value="0.061891" calcext:value-type="float">
            <text:p>0.061891</text:p>
          </table:table-cell>
          <table:table-cell office:value-type="float" office:value="0.076047" calcext:value-type="float">
            <text:p>0.076047</text:p>
          </table:table-cell>
          <table:table-cell table:formula="of:=SUM([.A49:.C49]) / 3" office:value-type="float" office:value="0.0665823333333333" calcext:value-type="float">
            <text:p>0.0665823333333333</text:p>
          </table:table-cell>
        </table:table-row>
        <table:table-row table:style-name="ro1">
          <table:table-cell office:value-type="float" office:value="0.06062" calcext:value-type="float">
            <text:p>0.06062</text:p>
          </table:table-cell>
          <table:table-cell office:value-type="float" office:value="0.060956" calcext:value-type="float">
            <text:p>0.060956</text:p>
          </table:table-cell>
          <table:table-cell office:value-type="float" office:value="0.065863" calcext:value-type="float">
            <text:p>0.065863</text:p>
          </table:table-cell>
          <table:table-cell table:formula="of:=SUM([.A50:.C50]) / 3" office:value-type="float" office:value="0.0624796666666667" calcext:value-type="float">
            <text:p>0.0624796666666667</text:p>
          </table:table-cell>
        </table:table-row>
        <table:table-row table:style-name="ro1">
          <table:table-cell office:value-type="float" office:value="0.005315" calcext:value-type="float">
            <text:p>0.005315</text:p>
          </table:table-cell>
          <table:table-cell office:value-type="float" office:value="0.005029" calcext:value-type="float">
            <text:p>0.005029</text:p>
          </table:table-cell>
          <table:table-cell office:value-type="float" office:value="0.014625" calcext:value-type="float">
            <text:p>0.014625</text:p>
          </table:table-cell>
          <table:table-cell table:formula="of:=SUM([.A51:.C51]) / 3" office:value-type="float" office:value="0.008323" calcext:value-type="float">
            <text:p>0.008323</text:p>
          </table:table-cell>
        </table:table-row>
        <table:table-row table:style-name="ro1">
          <table:table-cell table:number-columns-repeated="3"/>
          <table:table-cell table:formula="of:=SUM([.A52:.C52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273" calcext:value-type="float">
            <text:p>0.408273</text:p>
          </table:table-cell>
          <table:table-cell office:value-type="float" office:value="0.40305" calcext:value-type="float">
            <text:p>0.40305</text:p>
          </table:table-cell>
          <table:table-cell office:value-type="float" office:value="0.405856" calcext:value-type="float">
            <text:p>0.405856</text:p>
          </table:table-cell>
          <table:table-cell table:formula="of:=SUM([.A53:.C53]) / 3" office:value-type="float" office:value="0.405726333333333" calcext:value-type="float">
            <text:p>0.405726333333333</text:p>
          </table:table-cell>
        </table:table-row>
        <table:table-row table:style-name="ro1">
          <table:table-cell office:value-type="float" office:value="0.398035" calcext:value-type="float">
            <text:p>0.398035</text:p>
          </table:table-cell>
          <table:table-cell office:value-type="float" office:value="0.398024" calcext:value-type="float">
            <text:p>0.398024</text:p>
          </table:table-cell>
          <table:table-cell office:value-type="float" office:value="0.397762" calcext:value-type="float">
            <text:p>0.397762</text:p>
          </table:table-cell>
          <table:table-cell table:formula="of:=SUM([.A54:.C54]) / 3" office:value-type="float" office:value="0.397940333333333" calcext:value-type="float">
            <text:p>0.397940333333333</text:p>
          </table:table-cell>
        </table:table-row>
        <table:table-row table:style-name="ro1">
          <table:table-cell office:value-type="float" office:value="0.014743" calcext:value-type="float">
            <text:p>0.014743</text:p>
          </table:table-cell>
          <table:table-cell office:value-type="float" office:value="0.01079" calcext:value-type="float">
            <text:p>0.01079</text:p>
          </table:table-cell>
          <table:table-cell office:value-type="float" office:value="0.013091" calcext:value-type="float">
            <text:p>0.013091</text:p>
          </table:table-cell>
          <table:table-cell table:formula="of:=SUM([.A55:.C55]) / 3" office:value-type="float" office:value="0.0128746666666667" calcext:value-type="float">
            <text:p>0.0128746666666667</text:p>
          </table:table-cell>
        </table:table-row>
        <table:table-row table:style-name="ro1">
          <table:table-cell table:number-columns-repeated="3"/>
          <table:table-cell table:formula="of:=SUM([.A56:.C56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5213" calcext:value-type="float">
            <text:p>0.755213</text:p>
          </table:table-cell>
          <table:table-cell office:value-type="float" office:value="0.75271" calcext:value-type="float">
            <text:p>0.75271</text:p>
          </table:table-cell>
          <table:table-cell office:value-type="float" office:value="0.755933" calcext:value-type="float">
            <text:p>0.755933</text:p>
          </table:table-cell>
          <table:table-cell table:formula="of:=SUM([.A57:.C57]) / 3" office:value-type="float" office:value="0.754618666666667" calcext:value-type="float">
            <text:p>0.754618666666667</text:p>
          </table:table-cell>
        </table:table-row>
        <table:table-row table:style-name="ro1">
          <table:table-cell office:value-type="float" office:value="0.750208" calcext:value-type="float">
            <text:p>0.750208</text:p>
          </table:table-cell>
          <table:table-cell office:value-type="float" office:value="0.749436" calcext:value-type="float">
            <text:p>0.749436</text:p>
          </table:table-cell>
          <table:table-cell office:value-type="float" office:value="0.751769" calcext:value-type="float">
            <text:p>0.751769</text:p>
          </table:table-cell>
          <table:table-cell table:formula="of:=SUM([.A58:.C58]) / 3" office:value-type="float" office:value="0.750471" calcext:value-type="float">
            <text:p>0.750471</text:p>
          </table:table-cell>
        </table:table-row>
        <table:table-row table:style-name="ro1">
          <table:table-cell office:value-type="float" office:value="0.011227" calcext:value-type="float">
            <text:p>0.011227</text:p>
          </table:table-cell>
          <table:table-cell office:value-type="float" office:value="0.010412" calcext:value-type="float">
            <text:p>0.010412</text:p>
          </table:table-cell>
          <table:table-cell office:value-type="float" office:value="0.012621" calcext:value-type="float">
            <text:p>0.012621</text:p>
          </table:table-cell>
          <table:table-cell table:formula="of:=SUM([.A59:.C59]) / 3" office:value-type="float" office:value="0.01142" calcext:value-type="float">
            <text:p>0.01142</text:p>
          </table:table-cell>
        </table:table-row>
        <table:table-row table:style-name="ro1">
          <table:table-cell table:number-columns-repeated="3"/>
          <table:table-cell table:formula="of:=SUM([.A60:.C60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3701" calcext:value-type="float">
            <text:p>1.453701</text:p>
          </table:table-cell>
          <table:table-cell office:value-type="float" office:value="1.448889" calcext:value-type="float">
            <text:p>1.448889</text:p>
          </table:table-cell>
          <table:table-cell office:value-type="float" office:value="1.447942" calcext:value-type="float">
            <text:p>1.447942</text:p>
          </table:table-cell>
          <table:table-cell table:formula="of:=SUM([.A61:.C61]) / 3" office:value-type="float" office:value="1.45017733333333" calcext:value-type="float">
            <text:p>1.45017733333333</text:p>
          </table:table-cell>
        </table:table-row>
        <table:table-row table:style-name="ro1">
          <table:table-cell office:value-type="float" office:value="1.448833" calcext:value-type="float">
            <text:p>1.448833</text:p>
          </table:table-cell>
          <table:table-cell office:value-type="float" office:value="1.446286" calcext:value-type="float">
            <text:p>1.446286</text:p>
          </table:table-cell>
          <table:table-cell office:value-type="float" office:value="1.444782" calcext:value-type="float">
            <text:p>1.444782</text:p>
          </table:table-cell>
          <table:table-cell table:formula="of:=SUM([.A62:.C62]) / 3" office:value-type="float" office:value="1.44663366666667" calcext:value-type="float">
            <text:p>1.44663366666667</text:p>
          </table:table-cell>
        </table:table-row>
        <table:table-row table:style-name="ro1">
          <table:table-cell office:value-type="float" office:value="0.013704" calcext:value-type="float">
            <text:p>0.013704</text:p>
          </table:table-cell>
          <table:table-cell office:value-type="float" office:value="0.007168" calcext:value-type="float">
            <text:p>0.007168</text:p>
          </table:table-cell>
          <table:table-cell office:value-type="float" office:value="0.007841" calcext:value-type="float">
            <text:p>0.007841</text:p>
          </table:table-cell>
          <table:table-cell table:formula="of:=SUM([.A63:.C63]) / 3" office:value-type="float" office:value="0.009571" calcext:value-type="float">
            <text:p>0.0095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SUM([.A64:.C64]) / 3" office:value-type="float" office:value="5.33333333333333" calcext:value-type="float">
            <text:p>5.33333333333333</text:p>
          </table:table-cell>
        </table:table-row>
        <table:table-row table:style-name="ro1">
          <table:table-cell office:value-type="float" office:value="0.047486" calcext:value-type="float">
            <text:p>0.047486</text:p>
          </table:table-cell>
          <table:table-cell office:value-type="float" office:value="0.047378" calcext:value-type="float">
            <text:p>0.047378</text:p>
          </table:table-cell>
          <table:table-cell office:value-type="float" office:value="0.050082" calcext:value-type="float">
            <text:p>0.050082</text:p>
          </table:table-cell>
          <table:table-cell table:formula="of:=SUM([.A65:.C65]) / 3" office:value-type="float" office:value="0.0483153333333333" calcext:value-type="float">
            <text:p>0.0483153333333333</text:p>
          </table:table-cell>
        </table:table-row>
        <table:table-row table:style-name="ro1">
          <table:table-cell office:value-type="float" office:value="0.046417" calcext:value-type="float">
            <text:p>0.046417</text:p>
          </table:table-cell>
          <table:table-cell office:value-type="float" office:value="0.04654" calcext:value-type="float">
            <text:p>0.04654</text:p>
          </table:table-cell>
          <table:table-cell office:value-type="float" office:value="0.049072" calcext:value-type="float">
            <text:p>0.049072</text:p>
          </table:table-cell>
          <table:table-cell table:formula="of:=SUM([.A66:.C66]) / 3" office:value-type="float" office:value="0.047343" calcext:value-type="float">
            <text:p>0.047343</text:p>
          </table:table-cell>
        </table:table-row>
        <table:table-row table:style-name="ro1">
          <table:table-cell office:value-type="float" office:value="0.001746" calcext:value-type="float">
            <text:p>0.001746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4312" calcext:value-type="float">
            <text:p>0.004312</text:p>
          </table:table-cell>
          <table:table-cell table:formula="of:=SUM([.A67:.C67]) / 3" office:value-type="float" office:value="0.002564" calcext:value-type="float">
            <text:p>0.002564</text:p>
          </table:table-cell>
        </table:table-row>
        <table:table-row table:style-name="ro1">
          <table:table-cell table:number-columns-repeated="3"/>
          <table:table-cell table:formula="of:=SUM([.A68:.C68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00835" calcext:value-type="float">
            <text:p>0.300835</text:p>
          </table:table-cell>
          <table:table-cell office:value-type="float" office:value="0.297521" calcext:value-type="float">
            <text:p>0.297521</text:p>
          </table:table-cell>
          <table:table-cell office:value-type="float" office:value="0.297334" calcext:value-type="float">
            <text:p>0.297334</text:p>
          </table:table-cell>
          <table:table-cell table:formula="of:=SUM([.A69:.C69]) / 3" office:value-type="float" office:value="0.298563333333333" calcext:value-type="float">
            <text:p>0.298563333333333</text:p>
          </table:table-cell>
        </table:table-row>
        <table:table-row table:style-name="ro1">
          <table:table-cell office:value-type="float" office:value="0.298713" calcext:value-type="float">
            <text:p>0.298713</text:p>
          </table:table-cell>
          <table:table-cell office:value-type="float" office:value="0.295911" calcext:value-type="float">
            <text:p>0.295911</text:p>
          </table:table-cell>
          <table:table-cell office:value-type="float" office:value="0.295232" calcext:value-type="float">
            <text:p>0.295232</text:p>
          </table:table-cell>
          <table:table-cell table:formula="of:=SUM([.A70:.C70]) / 3" office:value-type="float" office:value="0.296618666666667" calcext:value-type="float">
            <text:p>0.296618666666667</text:p>
          </table:table-cell>
        </table:table-row>
        <table:table-row table:style-name="ro1">
          <table:table-cell office:value-type="float" office:value="0.006407" calcext:value-type="float">
            <text:p>0.006407</text:p>
          </table:table-cell>
          <table:table-cell office:value-type="float" office:value="0.003322" calcext:value-type="float">
            <text:p>0.003322</text:p>
          </table:table-cell>
          <table:table-cell office:value-type="float" office:value="0.003326" calcext:value-type="float">
            <text:p>0.003326</text:p>
          </table:table-cell>
          <table:table-cell table:formula="of:=SUM([.A71:.C71]) / 3" office:value-type="float" office:value="0.00435166666666667" calcext:value-type="float">
            <text:p>0.00435166666666667</text:p>
          </table:table-cell>
        </table:table-row>
        <table:table-row table:style-name="ro1">
          <table:table-cell table:number-columns-repeated="3"/>
          <table:table-cell table:formula="of:=SUM([.A72:.C72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3482" calcext:value-type="float">
            <text:p>0.563482</text:p>
          </table:table-cell>
          <table:table-cell office:value-type="float" office:value="0.566134" calcext:value-type="float">
            <text:p>0.566134</text:p>
          </table:table-cell>
          <table:table-cell office:value-type="float" office:value="0.564912" calcext:value-type="float">
            <text:p>0.564912</text:p>
          </table:table-cell>
          <table:table-cell table:formula="of:=SUM([.A73:.C73]) / 3" office:value-type="float" office:value="0.564842666666667" calcext:value-type="float">
            <text:p>0.564842666666667</text:p>
          </table:table-cell>
        </table:table-row>
        <table:table-row table:style-name="ro1">
          <table:table-cell office:value-type="float" office:value="0.561384" calcext:value-type="float">
            <text:p>0.561384</text:p>
          </table:table-cell>
          <table:table-cell office:value-type="float" office:value="0.561826" calcext:value-type="float">
            <text:p>0.561826</text:p>
          </table:table-cell>
          <table:table-cell office:value-type="float" office:value="0.562364" calcext:value-type="float">
            <text:p>0.562364</text:p>
          </table:table-cell>
          <table:table-cell table:formula="of:=SUM([.A74:.C74]) / 3" office:value-type="float" office:value="0.561858" calcext:value-type="float">
            <text:p>0.561858</text:p>
          </table:table-cell>
        </table:table-row>
        <table:table-row table:style-name="ro1">
          <table:table-cell office:value-type="float" office:value="0.007026" calcext:value-type="float">
            <text:p>0.007026</text:p>
          </table:table-cell>
          <table:table-cell office:value-type="float" office:value="0.009544" calcext:value-type="float">
            <text:p>0.009544</text:p>
          </table:table-cell>
          <table:table-cell office:value-type="float" office:value="0.008633" calcext:value-type="float">
            <text:p>0.008633</text:p>
          </table:table-cell>
          <table:table-cell table:formula="of:=SUM([.A75:.C75]) / 3" office:value-type="float" office:value="0.008401" calcext:value-type="float">
            <text:p>0.008401</text:p>
          </table:table-cell>
        </table:table-row>
        <table:table-row table:style-name="ro1">
          <table:table-cell table:number-columns-repeated="3"/>
          <table:table-cell table:formula="of:=SUM([.A76:.C76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5692" calcext:value-type="float">
            <text:p>1.085692</text:p>
          </table:table-cell>
          <table:table-cell office:value-type="float" office:value="1.085276" calcext:value-type="float">
            <text:p>1.085276</text:p>
          </table:table-cell>
          <table:table-cell office:value-type="float" office:value="1.084602" calcext:value-type="float">
            <text:p>1.084602</text:p>
          </table:table-cell>
          <table:table-cell table:formula="of:=SUM([.A77:.C77]) / 3" office:value-type="float" office:value="1.08519" calcext:value-type="float">
            <text:p>1.08519</text:p>
          </table:table-cell>
        </table:table-row>
        <table:table-row table:style-name="ro1">
          <table:table-cell office:value-type="float" office:value="1.082025" calcext:value-type="float">
            <text:p>1.082025</text:p>
          </table:table-cell>
          <table:table-cell office:value-type="float" office:value="1.081947" calcext:value-type="float">
            <text:p>1.081947</text:p>
          </table:table-cell>
          <table:table-cell office:value-type="float" office:value="1.081783" calcext:value-type="float">
            <text:p>1.081783</text:p>
          </table:table-cell>
          <table:table-cell table:formula="of:=SUM([.A78:.C78]) / 3" office:value-type="float" office:value="1.08191833333333" calcext:value-type="float">
            <text:p>1.08191833333333</text:p>
          </table:table-cell>
        </table:table-row>
        <table:table-row table:style-name="ro1">
          <table:table-cell office:value-type="float" office:value="0.005903" calcext:value-type="float">
            <text:p>0.005903</text:p>
          </table:table-cell>
          <table:table-cell office:value-type="float" office:value="0.005426" calcext:value-type="float">
            <text:p>0.005426</text:p>
          </table:table-cell>
          <table:table-cell office:value-type="float" office:value="0.004731" calcext:value-type="float">
            <text:p>0.004731</text:p>
          </table:table-cell>
          <table:table-cell table:formula="of:=SUM([.A79:.C79]) / 3" office:value-type="float" office:value="0.00535333333333333" calcext:value-type="float">
            <text:p>0.005353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SUM([.A80:.C80]) / 3" office:value-type="float" office:value="6.66666666666667" calcext:value-type="float">
            <text:p>6.66666666666667</text:p>
          </table:table-cell>
        </table:table-row>
        <table:table-row table:style-name="ro1">
          <table:table-cell office:value-type="float" office:value="0.03837" calcext:value-type="float">
            <text:p>0.03837</text:p>
          </table:table-cell>
          <table:table-cell office:value-type="float" office:value="0.03863" calcext:value-type="float">
            <text:p>0.03863</text:p>
          </table:table-cell>
          <table:table-cell office:value-type="float" office:value="0.037936" calcext:value-type="float">
            <text:p>0.037936</text:p>
          </table:table-cell>
          <table:table-cell table:formula="of:=SUM([.A81:.C81]) / 3" office:value-type="float" office:value="0.038312" calcext:value-type="float">
            <text:p>0.038312</text:p>
          </table:table-cell>
        </table:table-row>
        <table:table-row table:style-name="ro1">
          <table:table-cell office:value-type="float" office:value="0.037288" calcext:value-type="float">
            <text:p>0.037288</text:p>
          </table:table-cell>
          <table:table-cell office:value-type="float" office:value="0.037468" calcext:value-type="float">
            <text:p>0.037468</text:p>
          </table:table-cell>
          <table:table-cell office:value-type="float" office:value="0.03702" calcext:value-type="float">
            <text:p>0.03702</text:p>
          </table:table-cell>
          <table:table-cell table:formula="of:=SUM([.A82:.C82]) / 3" office:value-type="float" office:value="0.0372586666666667" calcext:value-type="float">
            <text:p>0.0372586666666667</text:p>
          </table:table-cell>
        </table:table-row>
        <table:table-row table:style-name="ro1">
          <table:table-cell office:value-type="float" office:value="0.004209" calcext:value-type="float">
            <text:p>0.004209</text:p>
          </table:table-cell>
          <table:table-cell office:value-type="float" office:value="0.003921" calcext:value-type="float">
            <text:p>0.003921</text:p>
          </table:table-cell>
          <table:table-cell office:value-type="float" office:value="0.00361" calcext:value-type="float">
            <text:p>0.00361</text:p>
          </table:table-cell>
          <table:table-cell table:formula="of:=SUM([.A83:.C83]) / 3" office:value-type="float" office:value="0.00391333333333333" calcext:value-type="float">
            <text:p>0.00391333333333333</text:p>
          </table:table-cell>
        </table:table-row>
        <table:table-row table:style-name="ro1">
          <table:table-cell table:number-columns-repeated="3"/>
          <table:table-cell table:formula="of:=SUM([.A84:.C84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38818" calcext:value-type="float">
            <text:p>0.238818</text:p>
          </table:table-cell>
          <table:table-cell office:value-type="float" office:value="0.238475" calcext:value-type="float">
            <text:p>0.238475</text:p>
          </table:table-cell>
          <table:table-cell office:value-type="float" office:value="0.238594" calcext:value-type="float">
            <text:p>0.238594</text:p>
          </table:table-cell>
          <table:table-cell table:formula="of:=SUM([.A85:.C85]) / 3" office:value-type="float" office:value="0.238629" calcext:value-type="float">
            <text:p>0.238629</text:p>
          </table:table-cell>
        </table:table-row>
        <table:table-row table:style-name="ro1">
          <table:table-cell office:value-type="float" office:value="0.236251" calcext:value-type="float">
            <text:p>0.236251</text:p>
          </table:table-cell>
          <table:table-cell office:value-type="float" office:value="0.236435" calcext:value-type="float">
            <text:p>0.236435</text:p>
          </table:table-cell>
          <table:table-cell office:value-type="float" office:value="0.236594" calcext:value-type="float">
            <text:p>0.236594</text:p>
          </table:table-cell>
          <table:table-cell table:formula="of:=SUM([.A86:.C86]) / 3" office:value-type="float" office:value="0.236426666666667" calcext:value-type="float">
            <text:p>0.236426666666667</text:p>
          </table:table-cell>
        </table:table-row>
        <table:table-row table:style-name="ro1">
          <table:table-cell office:value-type="float" office:value="0.006165" calcext:value-type="float">
            <text:p>0.006165</text:p>
          </table:table-cell>
          <table:table-cell office:value-type="float" office:value="0.005266" calcext:value-type="float">
            <text:p>0.005266</text:p>
          </table:table-cell>
          <table:table-cell office:value-type="float" office:value="0.005813" calcext:value-type="float">
            <text:p>0.005813</text:p>
          </table:table-cell>
          <table:table-cell table:formula="of:=SUM([.A87:.C87]) / 3" office:value-type="float" office:value="0.005748" calcext:value-type="float">
            <text:p>0.005748</text:p>
          </table:table-cell>
        </table:table-row>
        <table:table-row table:style-name="ro1">
          <table:table-cell table:number-columns-repeated="3"/>
          <table:table-cell table:formula="of:=SUM([.A88:.C88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2117" calcext:value-type="float">
            <text:p>0.452117</text:p>
          </table:table-cell>
          <table:table-cell office:value-type="float" office:value="0.456562" calcext:value-type="float">
            <text:p>0.456562</text:p>
          </table:table-cell>
          <table:table-cell office:value-type="float" office:value="0.459665" calcext:value-type="float">
            <text:p>0.459665</text:p>
          </table:table-cell>
          <table:table-cell table:formula="of:=SUM([.A89:.C89]) / 3" office:value-type="float" office:value="0.456114666666667" calcext:value-type="float">
            <text:p>0.456114666666667</text:p>
          </table:table-cell>
        </table:table-row>
        <table:table-row table:style-name="ro1">
          <table:table-cell office:value-type="float" office:value="0.449686" calcext:value-type="float">
            <text:p>0.449686</text:p>
          </table:table-cell>
          <table:table-cell office:value-type="float" office:value="0.449972" calcext:value-type="float">
            <text:p>0.449972</text:p>
          </table:table-cell>
          <table:table-cell office:value-type="float" office:value="0.450588" calcext:value-type="float">
            <text:p>0.450588</text:p>
          </table:table-cell>
          <table:table-cell table:formula="of:=SUM([.A90:.C90]) / 3" office:value-type="float" office:value="0.450082" calcext:value-type="float">
            <text:p>0.450082</text:p>
          </table:table-cell>
        </table:table-row>
        <table:table-row table:style-name="ro1">
          <table:table-cell office:value-type="float" office:value="0.009543" calcext:value-type="float">
            <text:p>0.009543</text:p>
          </table:table-cell>
          <table:table-cell office:value-type="float" office:value="0.011162" calcext:value-type="float">
            <text:p>0.011162</text:p>
          </table:table-cell>
          <table:table-cell office:value-type="float" office:value="0.013874" calcext:value-type="float">
            <text:p>0.013874</text:p>
          </table:table-cell>
          <table:table-cell table:formula="of:=SUM([.A91:.C91]) / 3" office:value-type="float" office:value="0.0115263333333333" calcext:value-type="float">
            <text:p>0.0115263333333333</text:p>
          </table:table-cell>
        </table:table-row>
        <table:table-row table:style-name="ro1">
          <table:table-cell table:number-columns-repeated="3"/>
          <table:table-cell table:formula="of:=SUM([.A92:.C92]) / 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5496" calcext:value-type="float">
            <text:p>0.875496</text:p>
          </table:table-cell>
          <table:table-cell office:value-type="float" office:value="0.879044" calcext:value-type="float">
            <text:p>0.879044</text:p>
          </table:table-cell>
          <table:table-cell office:value-type="float" office:value="0.878937" calcext:value-type="float">
            <text:p>0.878937</text:p>
          </table:table-cell>
          <table:table-cell table:formula="of:=SUM([.A93:.C93]) / 3" office:value-type="float" office:value="0.877825666666667" calcext:value-type="float">
            <text:p>0.877825666666667</text:p>
          </table:table-cell>
        </table:table-row>
        <table:table-row table:style-name="ro1">
          <table:table-cell office:value-type="float" office:value="0.867901" calcext:value-type="float">
            <text:p>0.867901</text:p>
          </table:table-cell>
          <table:table-cell office:value-type="float" office:value="0.868208" calcext:value-type="float">
            <text:p>0.868208</text:p>
          </table:table-cell>
          <table:table-cell office:value-type="float" office:value="0.868377" calcext:value-type="float">
            <text:p>0.868377</text:p>
          </table:table-cell>
          <table:table-cell table:formula="of:=SUM([.A94:.C94]) / 3" office:value-type="float" office:value="0.868162" calcext:value-type="float">
            <text:p>0.868162</text:p>
          </table:table-cell>
        </table:table-row>
        <table:table-row table:style-name="ro1">
          <table:table-cell office:value-type="float" office:value="0.013119" calcext:value-type="float">
            <text:p>0.013119</text:p>
          </table:table-cell>
          <table:table-cell office:value-type="float" office:value="0.017233" calcext:value-type="float">
            <text:p>0.017233</text:p>
          </table:table-cell>
          <table:table-cell office:value-type="float" office:value="0.015887" calcext:value-type="float">
            <text:p>0.015887</text:p>
          </table:table-cell>
          <table:table-cell table:formula="of:=SUM([.A95:.C95]) / 3" office:value-type="float" office:value="0.015413" calcext:value-type="float">
            <text:p>0.015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0T16:57:29.353380903</meta:creation-date>
    <dc:date>2024-04-10T20:19:46.755892077</dc:date>
    <meta:editing-duration>PT3H22M17S</meta:editing-duration>
    <meta:editing-cycles>3</meta:editing-cycles>
    <meta:generator>LibreOffice/7.6.5.2$Linux_X86_64 LibreOffice_project/60$Build-2</meta:generator>
    <meta:document-statistic meta:table-count="1" meta:cell-count="312" meta:object-count="0"/>
  </office:meta>
</office:document-meta>
</file>